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8 年 7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11013" calcext:value-type="float">
            <text:p>111,013</text:p>
          </table:table-cell>
          <table:table-cell table:style-name="ce38" office:value-type="float" office:value="5500" calcext:value-type="float">
            <text:p>5,500</text:p>
          </table:table-cell>
          <table:table-cell table:style-name="ce38" office:value-type="float" office:value="9036" calcext:value-type="float">
            <text:p>9,036</text:p>
          </table:table-cell>
          <table:table-cell table:style-name="ce38" office:value-type="float" office:value="3712" calcext:value-type="float">
            <text:p>3,712</text:p>
          </table:table-cell>
          <table:table-cell table:style-name="ce38" office:value-type="float" office:value="11005" calcext:value-type="float">
            <text:p>11,00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847" calcext:value-type="float">
            <text:p>31,847</text:p>
          </table:table-cell>
          <table:table-cell table:style-name="ce38" office:value-type="float" office:value="46597" calcext:value-type="float">
            <text:p>46,597</text:p>
          </table:table-cell>
          <table:table-cell table:style-name="ce38" office:value-type="float" office:value="3083" calcext:value-type="float">
            <text:p>3,08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7855" calcext:value-type="float">
            <text:p>107,855</text:p>
          </table:table-cell>
          <table:table-cell table:style-name="ce38" office:value-type="float" office:value="5351" calcext:value-type="float">
            <text:p>5,351</text:p>
          </table:table-cell>
          <table:table-cell table:style-name="ce38" office:value-type="float" office:value="6563" calcext:value-type="float">
            <text:p>6,563</text:p>
          </table:table-cell>
          <table:table-cell table:style-name="ce38" office:value-type="float" office:value="3743" calcext:value-type="float">
            <text:p>3,743</text:p>
          </table:table-cell>
          <table:table-cell table:style-name="ce38" office:value-type="float" office:value="12392" calcext:value-type="float">
            <text:p>12,392</text:p>
          </table:table-cell>
          <table:table-cell table:style-name="ce38" office:value-type="float" office:value="1280" calcext:value-type="float">
            <text:p>1,2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841" calcext:value-type="float">
            <text:p>31,841</text:p>
          </table:table-cell>
          <table:table-cell table:style-name="ce38" office:value-type="float" office:value="46596" calcext:value-type="float">
            <text:p>46,596</text:p>
          </table:table-cell>
          <table:table-cell table:style-name="ce38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62" office:value-type="float" office:value="3158" calcext:value-type="float">
            <text:p>3,158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0807" calcext:value-type="float">
            <text:p>50,807</text:p>
          </table:table-cell>
          <table:table-cell table:style-name="ce39" office:value-type="float" office:value="2468" calcext:value-type="float">
            <text:p>2,468</text:p>
          </table:table-cell>
          <table:table-cell table:style-name="ce39" office:value-type="float" office:value="4213" calcext:value-type="float">
            <text:p>4,213</text:p>
          </table:table-cell>
          <table:table-cell table:style-name="ce39" office:value-type="float" office:value="1815" calcext:value-type="float">
            <text:p>1,815</text:p>
          </table:table-cell>
          <table:table-cell table:style-name="ce39" office:value-type="float" office:value="5039" calcext:value-type="float">
            <text:p>5,039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040" calcext:value-type="float">
            <text:p>15,040</text:p>
          </table:table-cell>
          <table:table-cell table:style-name="ce39" office:value-type="float" office:value="21522" calcext:value-type="float">
            <text:p>21,522</text:p>
          </table:table-cell>
          <table:table-cell table:style-name="ce39" office:value-type="float" office:value="563" calcext:value-type="float">
            <text:p>56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50299" calcext:value-type="float">
            <text:p>50,299</text:p>
          </table:table-cell>
          <table:table-cell table:style-name="ce39" office:value-type="float" office:value="2497" calcext:value-type="float">
            <text:p>2,497</text:p>
          </table:table-cell>
          <table:table-cell table:style-name="ce39" office:value-type="float" office:value="2992" calcext:value-type="float">
            <text:p>2,992</text:p>
          </table:table-cell>
          <table:table-cell table:style-name="ce39" office:value-type="float" office:value="1740" calcext:value-type="float">
            <text:p>1,740</text:p>
          </table:table-cell>
          <table:table-cell table:style-name="ce39" office:value-type="float" office:value="5879" calcext:value-type="float">
            <text:p>5,879</text:p>
          </table:table-cell>
          <table:table-cell table:style-name="ce39" office:value-type="float" office:value="598" calcext:value-type="float">
            <text:p>5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036" calcext:value-type="float">
            <text:p>15,036</text:p>
          </table:table-cell>
          <table:table-cell table:style-name="ce39" office:value-type="float" office:value="21521" calcext:value-type="float">
            <text:p>21,521</text:p>
          </table:table-cell>
          <table:table-cell table:style-name="ce39" office:value-type="float" office:value="26" calcext:value-type="float">
            <text:p>26</text:p>
          </table:table-cell>
          <table:table-cell table:style-name="ce45" office:value-type="float" office:value="10" calcext:value-type="float">
            <text:p>10</text:p>
          </table:table-cell>
          <table:table-cell table:style-name="ce63" office:value-type="float" office:value="508" calcext:value-type="float">
            <text:p>508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0206" calcext:value-type="float">
            <text:p>60,206</text:p>
          </table:table-cell>
          <table:table-cell table:style-name="ce40" office:value-type="float" office:value="3032" calcext:value-type="float">
            <text:p>3,032</text:p>
          </table:table-cell>
          <table:table-cell table:style-name="ce40" office:value-type="float" office:value="4823" calcext:value-type="float">
            <text:p>4,823</text:p>
          </table:table-cell>
          <table:table-cell table:style-name="ce40" office:value-type="float" office:value="1897" calcext:value-type="float">
            <text:p>1,897</text:p>
          </table:table-cell>
          <table:table-cell table:style-name="ce40" office:value-type="float" office:value="5966" calcext:value-type="float">
            <text:p>5,966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807" calcext:value-type="float">
            <text:p>16,807</text:p>
          </table:table-cell>
          <table:table-cell table:style-name="ce40" office:value-type="float" office:value="25075" calcext:value-type="float">
            <text:p>25,075</text:p>
          </table:table-cell>
          <table:table-cell table:style-name="ce40" office:value-type="float" office:value="2520" calcext:value-type="float">
            <text:p>2,5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7556" calcext:value-type="float">
            <text:p>57,556</text:p>
          </table:table-cell>
          <table:table-cell table:style-name="ce40" office:value-type="float" office:value="2854" calcext:value-type="float">
            <text:p>2,854</text:p>
          </table:table-cell>
          <table:table-cell table:style-name="ce40" office:value-type="float" office:value="3571" calcext:value-type="float">
            <text:p>3,571</text:p>
          </table:table-cell>
          <table:table-cell table:style-name="ce40" office:value-type="float" office:value="2003" calcext:value-type="float">
            <text:p>2,003</text:p>
          </table:table-cell>
          <table:table-cell table:style-name="ce40" office:value-type="float" office:value="6513" calcext:value-type="float">
            <text:p>6,513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805" calcext:value-type="float">
            <text:p>16,805</text:p>
          </table:table-cell>
          <table:table-cell table:style-name="ce40" office:value-type="float" office:value="25075" calcext:value-type="float">
            <text:p>25,075</text:p>
          </table:table-cell>
          <table:table-cell table:style-name="ce40" office:value-type="float" office:value="39" calcext:value-type="float">
            <text:p>39</text:p>
          </table:table-cell>
          <table:table-cell table:style-name="ce46" office:value-type="float" office:value="14" calcext:value-type="float">
            <text:p>14</text:p>
          </table:table-cell>
          <table:table-cell table:style-name="ce64" office:value-type="float" office:value="2650" calcext:value-type="float">
            <text:p>2,650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09460" calcext:value-type="float">
            <text:p>109,460</text:p>
          </table:table-cell>
          <table:table-cell table:style-name="ce38" office:value-type="float" office:value="5481" calcext:value-type="float">
            <text:p>5,481</text:p>
          </table:table-cell>
          <table:table-cell table:style-name="ce38" office:value-type="float" office:value="8928" calcext:value-type="float">
            <text:p>8,928</text:p>
          </table:table-cell>
          <table:table-cell table:style-name="ce38" office:value-type="float" office:value="3641" calcext:value-type="float">
            <text:p>3,641</text:p>
          </table:table-cell>
          <table:table-cell table:style-name="ce38" office:value-type="float" office:value="9904" calcext:value-type="float">
            <text:p>9,904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845" calcext:value-type="float">
            <text:p>31,845</text:p>
          </table:table-cell>
          <table:table-cell table:style-name="ce38" office:value-type="float" office:value="46358" calcext:value-type="float">
            <text:p>46,358</text:p>
          </table:table-cell>
          <table:table-cell table:style-name="ce38" office:value-type="float" office:value="3070" calcext:value-type="float">
            <text:p>3,0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7379" calcext:value-type="float">
            <text:p>107,379</text:p>
          </table:table-cell>
          <table:table-cell table:style-name="ce38" office:value-type="float" office:value="5344" calcext:value-type="float">
            <text:p>5,344</text:p>
          </table:table-cell>
          <table:table-cell table:style-name="ce38" office:value-type="float" office:value="6533" calcext:value-type="float">
            <text:p>6,533</text:p>
          </table:table-cell>
          <table:table-cell table:style-name="ce38" office:value-type="float" office:value="3733" calcext:value-type="float">
            <text:p>3,733</text:p>
          </table:table-cell>
          <table:table-cell table:style-name="ce38" office:value-type="float" office:value="12204" calcext:value-type="float">
            <text:p>12,204</text:p>
          </table:table-cell>
          <table:table-cell table:style-name="ce38" office:value-type="float" office:value="1280" calcext:value-type="float">
            <text:p>1,2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839" calcext:value-type="float">
            <text:p>31,839</text:p>
          </table:table-cell>
          <table:table-cell table:style-name="ce38" office:value-type="float" office:value="46357" calcext:value-type="float">
            <text:p>46,357</text:p>
          </table:table-cell>
          <table:table-cell table:style-name="ce38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65" office:value-type="float" office:value="2081" calcext:value-type="float">
            <text:p>2,081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0055" calcext:value-type="float">
            <text:p>50,055</text:p>
          </table:table-cell>
          <table:table-cell table:style-name="ce39" office:value-type="float" office:value="2455" calcext:value-type="float">
            <text:p>2,455</text:p>
          </table:table-cell>
          <table:table-cell table:style-name="ce39" office:value-type="float" office:value="4166" calcext:value-type="float">
            <text:p>4,166</text:p>
          </table:table-cell>
          <table:table-cell table:style-name="ce39" office:value-type="float" office:value="1781" calcext:value-type="float">
            <text:p>1,781</text:p>
          </table:table-cell>
          <table:table-cell table:style-name="ce39" office:value-type="float" office:value="4522" calcext:value-type="float">
            <text:p>4,522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039" calcext:value-type="float">
            <text:p>15,039</text:p>
          </table:table-cell>
          <table:table-cell table:style-name="ce39" office:value-type="float" office:value="21386" calcext:value-type="float">
            <text:p>21,386</text:p>
          </table:table-cell>
          <table:table-cell table:style-name="ce39" office:value-type="float" office:value="559" calcext:value-type="float">
            <text:p>55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50015" calcext:value-type="float">
            <text:p>50,015</text:p>
          </table:table-cell>
          <table:table-cell table:style-name="ce39" office:value-type="float" office:value="2492" calcext:value-type="float">
            <text:p>2,492</text:p>
          </table:table-cell>
          <table:table-cell table:style-name="ce39" office:value-type="float" office:value="2971" calcext:value-type="float">
            <text:p>2,971</text:p>
          </table:table-cell>
          <table:table-cell table:style-name="ce39" office:value-type="float" office:value="1732" calcext:value-type="float">
            <text:p>1,732</text:p>
          </table:table-cell>
          <table:table-cell table:style-name="ce39" office:value-type="float" office:value="5766" calcext:value-type="float">
            <text:p>5,766</text:p>
          </table:table-cell>
          <table:table-cell table:style-name="ce39" office:value-type="float" office:value="598" calcext:value-type="float">
            <text:p>5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035" calcext:value-type="float">
            <text:p>15,035</text:p>
          </table:table-cell>
          <table:table-cell table:style-name="ce39" office:value-type="float" office:value="21385" calcext:value-type="float">
            <text:p>21,385</text:p>
          </table:table-cell>
          <table:table-cell table:style-name="ce39" office:value-type="float" office:value="26" calcext:value-type="float">
            <text:p>26</text:p>
          </table:table-cell>
          <table:table-cell table:style-name="ce45" office:value-type="float" office:value="10" calcext:value-type="float">
            <text:p>10</text:p>
          </table:table-cell>
          <table:table-cell table:style-name="ce66" office:value-type="float" office:value="40" calcext:value-type="float">
            <text:p>40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59405" calcext:value-type="float">
            <text:p>59,405</text:p>
          </table:table-cell>
          <table:table-cell table:style-name="ce40" office:value-type="float" office:value="3026" calcext:value-type="float">
            <text:p>3,026</text:p>
          </table:table-cell>
          <table:table-cell table:style-name="ce40" office:value-type="float" office:value="4762" calcext:value-type="float">
            <text:p>4,762</text:p>
          </table:table-cell>
          <table:table-cell table:style-name="ce40" office:value-type="float" office:value="1860" calcext:value-type="float">
            <text:p>1,860</text:p>
          </table:table-cell>
          <table:table-cell table:style-name="ce40" office:value-type="float" office:value="5382" calcext:value-type="float">
            <text:p>5,382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806" calcext:value-type="float">
            <text:p>16,806</text:p>
          </table:table-cell>
          <table:table-cell table:style-name="ce40" office:value-type="float" office:value="24972" calcext:value-type="float">
            <text:p>24,972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7364" calcext:value-type="float">
            <text:p>57,364</text:p>
          </table:table-cell>
          <table:table-cell table:style-name="ce40" office:value-type="float" office:value="2852" calcext:value-type="float">
            <text:p>2,852</text:p>
          </table:table-cell>
          <table:table-cell table:style-name="ce40" office:value-type="float" office:value="3562" calcext:value-type="float">
            <text:p>3,562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6438" calcext:value-type="float">
            <text:p>6,438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804" calcext:value-type="float">
            <text:p>16,804</text:p>
          </table:table-cell>
          <table:table-cell table:style-name="ce40" office:value-type="float" office:value="24972" calcext:value-type="float">
            <text:p>24,972</text:p>
          </table:table-cell>
          <table:table-cell table:style-name="ce40" office:value-type="float" office:value="39" calcext:value-type="float">
            <text:p>39</text:p>
          </table:table-cell>
          <table:table-cell table:style-name="ce46" office:value-type="float" office:value="14" calcext:value-type="float">
            <text:p>14</text:p>
          </table:table-cell>
          <table:table-cell table:style-name="ce67" office:value-type="float" office:value="2041" calcext:value-type="float">
            <text:p>2,041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5251" calcext:value-type="float">
            <text:p>85,251</text:p>
          </table:table-cell>
          <table:table-cell table:style-name="ce38" office:value-type="float" office:value="3143" calcext:value-type="float">
            <text:p>3,143</text:p>
          </table:table-cell>
          <table:table-cell table:style-name="ce38" office:value-type="float" office:value="8751" calcext:value-type="float">
            <text:p>8,751</text:p>
          </table:table-cell>
          <table:table-cell table:style-name="ce38" office:value-type="float" office:value="3456" calcext:value-type="float">
            <text:p>3,4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845" calcext:value-type="float">
            <text:p>31,845</text:p>
          </table:table-cell>
          <table:table-cell table:style-name="ce38" office:value-type="float" office:value="35561" calcext:value-type="float">
            <text:p>35,561</text:p>
          </table:table-cell>
          <table:table-cell table:style-name="ce38" office:value-type="float" office:value="2303" calcext:value-type="float">
            <text:p>2,30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1726" calcext:value-type="float">
            <text:p>81,726</text:p>
          </table:table-cell>
          <table:table-cell table:style-name="ce38" office:value-type="float" office:value="3264" calcext:value-type="float">
            <text:p>3,264</text:p>
          </table:table-cell>
          <table:table-cell table:style-name="ce38" office:value-type="float" office:value="6348" calcext:value-type="float">
            <text:p>6,348</text:p>
          </table:table-cell>
          <table:table-cell table:style-name="ce38" office:value-type="float" office:value="3556" calcext:value-type="float">
            <text:p>3,5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01" calcext:value-type="float">
            <text:p>1,1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839" calcext:value-type="float">
            <text:p>31,839</text:p>
          </table:table-cell>
          <table:table-cell table:style-name="ce38" office:value-type="float" office:value="35561" calcext:value-type="float">
            <text:p>35,561</text:p>
          </table:table-cell>
          <table:table-cell table:style-name="ce38" office:value-type="float" office:value="40" calcext:value-type="float">
            <text:p>40</text:p>
          </table:table-cell>
          <table:table-cell table:style-name="ce44" office:value-type="float" office:value="17" calcext:value-type="float">
            <text:p>17</text:p>
          </table:table-cell>
          <table:table-cell table:style-name="ce65" office:value-type="float" office:value="3525" calcext:value-type="float">
            <text:p>3,525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9119" calcext:value-type="float">
            <text:p>39,119</text:p>
          </table:table-cell>
          <table:table-cell table:style-name="ce39" office:value-type="float" office:value="1420" calcext:value-type="float">
            <text:p>1,420</text:p>
          </table:table-cell>
          <table:table-cell table:style-name="ce39" office:value-type="float" office:value="4075" calcext:value-type="float">
            <text:p>4,075</text:p>
          </table:table-cell>
          <table:table-cell table:style-name="ce39" office:value-type="float" office:value="1691" calcext:value-type="float">
            <text:p>1,69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039" calcext:value-type="float">
            <text:p>15,039</text:p>
          </table:table-cell>
          <table:table-cell table:style-name="ce39" office:value-type="float" office:value="16439" calcext:value-type="float">
            <text:p>16,439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8139" calcext:value-type="float">
            <text:p>38,139</text:p>
          </table:table-cell>
          <table:table-cell table:style-name="ce39" office:value-type="float" office:value="1606" calcext:value-type="float">
            <text:p>1,606</text:p>
          </table:table-cell>
          <table:table-cell table:style-name="ce39" office:value-type="float" office:value="2881" calcext:value-type="float">
            <text:p>2,881</text:p>
          </table:table-cell>
          <table:table-cell table:style-name="ce39" office:value-type="float" office:value="1641" calcext:value-type="float">
            <text:p>1,6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17" calcext:value-type="float">
            <text:p>5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035" calcext:value-type="float">
            <text:p>15,035</text:p>
          </table:table-cell>
          <table:table-cell table:style-name="ce39" office:value-type="float" office:value="16439" calcext:value-type="float">
            <text:p>16,439</text:p>
          </table:table-cell>
          <table:table-cell table:style-name="ce39" office:value-type="float" office:value="14" calcext:value-type="float">
            <text:p>14</text:p>
          </table:table-cell>
          <table:table-cell table:style-name="ce45" office:value-type="float" office:value="6" calcext:value-type="float">
            <text:p>6</text:p>
          </table:table-cell>
          <table:table-cell table:style-name="ce66" office:value-type="float" office:value="980" calcext:value-type="float">
            <text:p>980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6132" calcext:value-type="float">
            <text:p>46,132</text:p>
          </table:table-cell>
          <table:table-cell table:style-name="ce40" office:value-type="float" office:value="1723" calcext:value-type="float">
            <text:p>1,723</text:p>
          </table:table-cell>
          <table:table-cell table:style-name="ce40" office:value-type="float" office:value="4676" calcext:value-type="float">
            <text:p>4,676</text:p>
          </table:table-cell>
          <table:table-cell table:style-name="ce40" office:value-type="float" office:value="1765" calcext:value-type="float">
            <text:p>1,7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806" calcext:value-type="float">
            <text:p>16,806</text:p>
          </table:table-cell>
          <table:table-cell table:style-name="ce40" office:value-type="float" office:value="19122" calcext:value-type="float">
            <text:p>19,122</text:p>
          </table:table-cell>
          <table:table-cell table:style-name="ce40" office:value-type="float" office:value="1965" calcext:value-type="float">
            <text:p>1,9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587" calcext:value-type="float">
            <text:p>43,587</text:p>
          </table:table-cell>
          <table:table-cell table:style-name="ce40" office:value-type="float" office:value="1658" calcext:value-type="float">
            <text:p>1,658</text:p>
          </table:table-cell>
          <table:table-cell table:style-name="ce40" office:value-type="float" office:value="3467" calcext:value-type="float">
            <text:p>3,467</text:p>
          </table:table-cell>
          <table:table-cell table:style-name="ce40" office:value-type="float" office:value="1915" calcext:value-type="float">
            <text:p>1,9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84" calcext:value-type="float">
            <text:p>5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804" calcext:value-type="float">
            <text:p>16,804</text:p>
          </table:table-cell>
          <table:table-cell table:style-name="ce40" office:value-type="float" office:value="19122" calcext:value-type="float">
            <text:p>19,122</text:p>
          </table:table-cell>
          <table:table-cell table:style-name="ce40" office:value-type="float" office:value="26" calcext:value-type="float">
            <text:p>26</text:p>
          </table:table-cell>
          <table:table-cell table:style-name="ce46" office:value-type="float" office:value="11" calcext:value-type="float">
            <text:p>11</text:p>
          </table:table-cell>
          <table:table-cell table:style-name="ce67" office:value-type="float" office:value="2545" calcext:value-type="float">
            <text:p>2,54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785" calcext:value-type="float">
            <text:p>20,785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6075" calcext:value-type="float">
            <text:p>6,075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93" calcext:value-type="float">
            <text:p>4,893</text:p>
          </table:table-cell>
          <table:table-cell table:style-name="ce41" office:value-type="float" office:value="7817" calcext:value-type="float">
            <text:p>7,817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8397" calcext:value-type="float">
            <text:p>18,397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3807" calcext:value-type="float">
            <text:p>3,807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3" calcext:value-type="float">
            <text:p>4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06" calcext:value-type="float">
            <text:p>5,006</text:p>
          </table:table-cell>
          <table:table-cell table:style-name="ce41" office:value-type="float" office:value="7817" calcext:value-type="float">
            <text:p>7,81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" calcext:value-type="float">
            <text:p>5</text:p>
          </table:table-cell>
          <table:table-cell table:style-name="ce68" office:value-type="float" office:value="2388" calcext:value-type="float">
            <text:p>2,38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452" calcext:value-type="float">
            <text:p>9,452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float" office:value="2804" calcext:value-type="float">
            <text:p>2,804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02" calcext:value-type="float">
            <text:p>2,302</text:p>
          </table:table-cell>
          <table:table-cell table:style-name="ce42" office:value-type="float" office:value="3572" calcext:value-type="float">
            <text:p>3,572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549" calcext:value-type="float">
            <text:p>8,549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1744" calcext:value-type="float">
            <text:p>1,74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36" calcext:value-type="float">
            <text:p>2,436</text:p>
          </table:table-cell>
          <table:table-cell table:style-name="ce42" office:value-type="float" office:value="3572" calcext:value-type="float">
            <text:p>3,57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903" calcext:value-type="float">
            <text:p>90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333" calcext:value-type="float">
            <text:p>11,333</text:p>
          </table:table-cell>
          <table:table-cell table:style-name="ce43" office:value-type="float" office:value="631" calcext:value-type="float">
            <text:p>631</text:p>
          </table:table-cell>
          <table:table-cell table:style-name="ce43" office:value-type="float" office:value="3271" calcext:value-type="float">
            <text:p>3,271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91" calcext:value-type="float">
            <text:p>2,591</text:p>
          </table:table-cell>
          <table:table-cell table:style-name="ce43" office:value-type="float" office:value="4245" calcext:value-type="float">
            <text:p>4,245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48" calcext:value-type="float">
            <text:p>9,848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2063" calcext:value-type="float">
            <text:p>2,063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70" calcext:value-type="float">
            <text:p>2,570</text:p>
          </table:table-cell>
          <table:table-cell table:style-name="ce43" office:value-type="float" office:value="4245" calcext:value-type="float">
            <text:p>4,24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1485" calcext:value-type="float">
            <text:p>1,48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18" calcext:value-type="float">
            <text:p>3,21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7" calcext:value-type="float">
            <text:p>547</text:p>
          </table:table-cell>
          <table:table-cell table:style-name="ce41" office:value-type="float" office:value="2431" calcext:value-type="float">
            <text:p>2,43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36" calcext:value-type="float">
            <text:p>3,436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6" calcext:value-type="float">
            <text:p>736</text:p>
          </table:table-cell>
          <table:table-cell table:style-name="ce41" office:value-type="float" office:value="2431" calcext:value-type="float">
            <text:p>2,43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18" calcext:value-type="float">
            <text:p><text:s text:c="7"/>－21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26" calcext:value-type="float">
            <text:p>1,52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1157" calcext:value-type="float">
            <text:p>1,15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9" calcext:value-type="float">
            <text:p>1,64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1157" calcext:value-type="float">
            <text:p>1,15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23" calcext:value-type="float">
            <text:p><text:s text:c="7"/>－12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92" calcext:value-type="float">
            <text:p>1,69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1274" calcext:value-type="float">
            <text:p>1,27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87" calcext:value-type="float">
            <text:p>1,78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4" calcext:value-type="float">
            <text:p>374</text:p>
          </table:table-cell>
          <table:table-cell table:style-name="ce43" office:value-type="float" office:value="1274" calcext:value-type="float">
            <text:p>1,27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95" calcext:value-type="float">
            <text:p><text:s text:c="7"/>－9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463" calcext:value-type="float">
            <text:p>9,463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27" calcext:value-type="float">
            <text:p>3,527</text:p>
          </table:table-cell>
          <table:table-cell table:style-name="ce41" office:value-type="float" office:value="4398" calcext:value-type="float">
            <text:p>4,398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07" calcext:value-type="float">
            <text:p>8,607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48" calcext:value-type="float">
            <text:p>2,848</text:p>
          </table:table-cell>
          <table:table-cell table:style-name="ce41" office:value-type="float" office:value="4398" calcext:value-type="float">
            <text:p>4,39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856" calcext:value-type="float">
            <text:p>856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424" calcext:value-type="float">
            <text:p>4,424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6" calcext:value-type="float">
            <text:p>1,726</text:p>
          </table:table-cell>
          <table:table-cell table:style-name="ce42" office:value-type="float" office:value="2054" calcext:value-type="float">
            <text:p>2,05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87" calcext:value-type="float">
            <text:p>3,987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8" calcext:value-type="float">
            <text:p>1,328</text:p>
          </table:table-cell>
          <table:table-cell table:style-name="ce42" office:value-type="float" office:value="2054" calcext:value-type="float">
            <text:p>2,0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37" calcext:value-type="float">
            <text:p>43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039" calcext:value-type="float">
            <text:p>5,039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01" calcext:value-type="float">
            <text:p>1,801</text:p>
          </table:table-cell>
          <table:table-cell table:style-name="ce43" office:value-type="float" office:value="2344" calcext:value-type="float">
            <text:p>2,344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20" calcext:value-type="float">
            <text:p>4,620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20" calcext:value-type="float">
            <text:p>1,520</text:p>
          </table:table-cell>
          <table:table-cell table:style-name="ce43" office:value-type="float" office:value="2344" calcext:value-type="float">
            <text:p>2,34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419" calcext:value-type="float">
            <text:p>41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539" calcext:value-type="float">
            <text:p>2,539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9" calcext:value-type="float">
            <text:p>1,429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9" calcext:value-type="float">
            <text:p>2,00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797" calcext:value-type="float">
            <text:p>7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530" calcext:value-type="float">
            <text:p>530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05" calcext:value-type="float">
            <text:p>1,20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9" calcext:value-type="float">
            <text:p>719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349" calcext:value-type="float">
            <text:p>3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78" calcext:value-type="float">
            <text:p>27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34" calcext:value-type="float">
            <text:p>1,33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0" calcext:value-type="float">
            <text:p>710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2" calcext:value-type="float">
            <text:p>1,08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7" calcext:value-type="float">
            <text:p>537</text:p>
          </table:table-cell>
          <table:table-cell table:style-name="ce43" office:value-type="float" office:value="448" calcext:value-type="float">
            <text:p>4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52" calcext:value-type="float">
            <text:p>252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002" calcext:value-type="float">
            <text:p>2,00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63" calcext:value-type="float">
            <text:p>1,86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7" calcext:value-type="float">
            <text:p>877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39" calcext:value-type="float">
            <text:p>139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26" calcext:value-type="float">
            <text:p>92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6" calcext:value-type="float">
            <text:p>90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20" calcext:value-type="float">
            <text:p>20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076" calcext:value-type="float">
            <text:p>1,07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87" calcext:value-type="float">
            <text:p>487</text:p>
          </table:table-cell>
          <table:table-cell table:style-name="ce43" office:value-type="float" office:value="418" calcext:value-type="float">
            <text:p>418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7" calcext:value-type="float">
            <text:p>95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4" calcext:value-type="float">
            <text:p>454</text:p>
          </table:table-cell>
          <table:table-cell table:style-name="ce43" office:value-type="float" office:value="418" calcext:value-type="float">
            <text:p>41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19" calcext:value-type="float">
            <text:p>11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494" calcext:value-type="float">
            <text:p>5,494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44" calcext:value-type="float">
            <text:p>2,944</text:p>
          </table:table-cell>
          <table:table-cell table:style-name="ce41" office:value-type="float" office:value="2069" calcext:value-type="float">
            <text:p>2,069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706" calcext:value-type="float">
            <text:p>5,706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69" calcext:value-type="float">
            <text:p>3,169</text:p>
          </table:table-cell>
          <table:table-cell table:style-name="ce41" office:value-type="float" office:value="2069" calcext:value-type="float">
            <text:p>2,069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212" calcext:value-type="float">
            <text:p><text:s text:c="7"/>－21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03" calcext:value-type="float">
            <text:p>2,50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6" calcext:value-type="float">
            <text:p>1,376</text:p>
          </table:table-cell>
          <table:table-cell table:style-name="ce42" office:value-type="float" office:value="953" calcext:value-type="float">
            <text:p>95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647" calcext:value-type="float">
            <text:p>2,647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9" calcext:value-type="float">
            <text:p>1,459</text:p>
          </table:table-cell>
          <table:table-cell table:style-name="ce42" office:value-type="float" office:value="953" calcext:value-type="float">
            <text:p>9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44" calcext:value-type="float">
            <text:p><text:s text:c="7"/>－14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91" calcext:value-type="float">
            <text:p>2,99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68" calcext:value-type="float">
            <text:p>1,568</text:p>
          </table:table-cell>
          <table:table-cell table:style-name="ce43" office:value-type="float" office:value="1116" calcext:value-type="float">
            <text:p>1,116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59" calcext:value-type="float">
            <text:p>3,059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0" calcext:value-type="float">
            <text:p>1,710</text:p>
          </table:table-cell>
          <table:table-cell table:style-name="ce43" office:value-type="float" office:value="1116" calcext:value-type="float">
            <text:p>1,11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68" calcext:value-type="float">
            <text:p><text:s text:c="7"/>－6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95" calcext:value-type="float">
            <text:p>3,295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0" calcext:value-type="float">
            <text:p>1,200</text:p>
          </table:table-cell>
          <table:table-cell table:style-name="ce41" office:value-type="float" office:value="1636" calcext:value-type="float">
            <text:p>1,636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98" calcext:value-type="float">
            <text:p>3,798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4" calcext:value-type="float">
            <text:p>1,634</text:p>
          </table:table-cell>
          <table:table-cell table:style-name="ce41" office:value-type="float" office:value="1636" calcext:value-type="float">
            <text:p>1,6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503" calcext:value-type="float">
            <text:p><text:s text:c="7"/>－50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09" calcext:value-type="float">
            <text:p>1,509</text:p>
          </table:table-cell>
          <table:table-cell table:number-columns-repeated="2" table:style-name="ce42" office:value-type="float" office:value="63" calcext:value-type="float">
            <text:p>6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5" calcext:value-type="float">
            <text:p>1,835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float" office:value="780" calcext:value-type="float">
            <text:p>78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26" calcext:value-type="float">
            <text:p><text:s text:c="7"/>－32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86" calcext:value-type="float">
            <text:p>1,786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3" calcext:value-type="float">
            <text:p>1,963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177" calcext:value-type="float">
            <text:p><text:s text:c="7"/>－17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01" calcext:value-type="float">
            <text:p>1,70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5" calcext:value-type="float">
            <text:p>1,80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595" calcext:value-type="float">
            <text:p>59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04" calcext:value-type="float">
            <text:p><text:s text:c="7"/>－10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248" calcext:value-type="float">
            <text:p>2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98" calcext:value-type="float">
            <text:p><text:s text:c="7"/>－9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81" calcext:value-type="float">
            <text:p>98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7" calcext:value-type="float">
            <text:p>98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7" calcext:value-type="float">
            <text:p>547</text:p>
          </table:table-cell>
          <table:table-cell table:style-name="ce43" office:value-type="float" office:value="347" calcext:value-type="float">
            <text:p>34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6" calcext:value-type="float">
            <text:p><text:s text:c="7"/>－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27" calcext:value-type="float">
            <text:p>2,52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80" calcext:value-type="float">
            <text:p>80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63" calcext:value-type="float">
            <text:p>1,16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4" calcext:value-type="float">
            <text:p>594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8" calcext:value-type="float">
            <text:p>1,13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441" calcext:value-type="float">
            <text:p>4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5" calcext:value-type="float">
            <text:p>2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44" calcext:value-type="float">
            <text:p>1,44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1" calcext:value-type="float">
            <text:p>701</text:p>
          </table:table-cell>
          <table:table-cell table:style-name="ce43" office:value-type="float" office:value="537" calcext:value-type="float">
            <text:p>537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89" calcext:value-type="float">
            <text:p>1,38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7" calcext:value-type="float">
            <text:p>717</text:p>
          </table:table-cell>
          <table:table-cell table:style-name="ce43" office:value-type="float" office:value="537" calcext:value-type="float">
            <text:p>5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55" calcext:value-type="float">
            <text:p>5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84" calcext:value-type="float">
            <text:p>2,18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608" calcext:value-type="float">
            <text:p>608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59" calcext:value-type="float">
            <text:p>2,05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608" calcext:value-type="float">
            <text:p>6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25" calcext:value-type="float">
            <text:p>125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10" calcext:value-type="float">
            <text:p>1,0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4" calcext:value-type="float">
            <text:p>96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293" calcext:value-type="float">
            <text:p>29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6" calcext:value-type="float">
            <text:p>4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74" calcext:value-type="float">
            <text:p>1,17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2" calcext:value-type="float">
            <text:p>712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5" calcext:value-type="float">
            <text:p>1,09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0" calcext:value-type="float">
            <text:p>690</text:p>
          </table:table-cell>
          <table:table-cell table:style-name="ce43" office:value-type="float" office:value="315" calcext:value-type="float">
            <text:p>3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9" calcext:value-type="float">
            <text:p>79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629" calcext:value-type="float">
            <text:p>3,629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7" calcext:value-type="float">
            <text:p>1,777</text:p>
          </table:table-cell>
          <table:table-cell table:style-name="ce41" office:value-type="float" office:value="1405" calcext:value-type="float">
            <text:p>1,405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83" calcext:value-type="float">
            <text:p>3,68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7" calcext:value-type="float">
            <text:p>1,887</text:p>
          </table:table-cell>
          <table:table-cell table:style-name="ce41" office:value-type="float" office:value="1405" calcext:value-type="float">
            <text:p>1,405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54" calcext:value-type="float">
            <text:p><text:s text:c="7"/>－54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92" calcext:value-type="float">
            <text:p>1,69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6" calcext:value-type="float">
            <text:p>1,73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0" calcext:value-type="float">
            <text:p>870</text:p>
          </table:table-cell>
          <table:table-cell table:style-name="ce42" office:value-type="float" office:value="676" calcext:value-type="float">
            <text:p>67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4" calcext:value-type="float">
            <text:p><text:s text:c="7"/>－44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937" calcext:value-type="float">
            <text:p>1,937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8" calcext:value-type="float">
            <text:p>928</text:p>
          </table:table-cell>
          <table:table-cell table:style-name="ce43" office:value-type="float" office:value="729" calcext:value-type="float">
            <text:p>729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47" calcext:value-type="float">
            <text:p>1,94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7" calcext:value-type="float">
            <text:p>1,017</text:p>
          </table:table-cell>
          <table:table-cell table:style-name="ce43" office:value-type="float" office:value="729" calcext:value-type="float">
            <text:p>729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-10" calcext:value-type="float">
            <text:p><text:s text:c="7"/>－10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666" calcext:value-type="float">
            <text:p>4,666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649" calcext:value-type="float">
            <text:p>1,6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1551" calcext:value-type="float">
            <text:p>1,551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91" calcext:value-type="float">
            <text:p>4,991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734" calcext:value-type="float">
            <text:p>1,7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7" calcext:value-type="float">
            <text:p>1,467</text:p>
          </table:table-cell>
          <table:table-cell table:style-name="ce41" office:value-type="float" office:value="1551" calcext:value-type="float">
            <text:p>1,55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325" calcext:value-type="float">
            <text:p><text:s text:c="7"/>－32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159" calcext:value-type="float">
            <text:p>2,159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99" calcext:value-type="float">
            <text:p>79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38" calcext:value-type="float">
            <text:p>2,33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733" calcext:value-type="float">
            <text:p>73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79" calcext:value-type="float">
            <text:p><text:s text:c="7"/>－17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07" calcext:value-type="float">
            <text:p>2,50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850" calcext:value-type="float">
            <text:p>8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53" calcext:value-type="float">
            <text:p>2,65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943" calcext:value-type="float">
            <text:p>9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6" calcext:value-type="float">
            <text:p>766</text:p>
          </table:table-cell>
          <table:table-cell table:style-name="ce43" office:value-type="float" office:value="818" calcext:value-type="float">
            <text:p>8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46" calcext:value-type="float">
            <text:p><text:s text:c="7"/>－14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43" calcext:value-type="float">
            <text:p>3,24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1631" calcext:value-type="float">
            <text:p>1,631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14" calcext:value-type="float">
            <text:p>3,314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37" calcext:value-type="float">
            <text:p>4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1631" calcext:value-type="float">
            <text:p>1,6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71" calcext:value-type="float">
            <text:p><text:s text:c="7"/>－7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29" calcext:value-type="float">
            <text:p>1,42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office:value-type="float" office:value="723" calcext:value-type="float">
            <text:p>72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1" calcext:value-type="float">
            <text:p>1,51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723" calcext:value-type="float">
            <text:p>7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82" calcext:value-type="float">
            <text:p><text:s text:c="7"/>－8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14" calcext:value-type="float">
            <text:p>1,81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1" calcext:value-type="float">
            <text:p>541</text:p>
          </table:table-cell>
          <table:table-cell table:style-name="ce43" office:value-type="float" office:value="908" calcext:value-type="float">
            <text:p>908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03" calcext:value-type="float">
            <text:p>1,80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908" calcext:value-type="float">
            <text:p>90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1" calcext:value-type="float">
            <text:p>1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348" calcext:value-type="float">
            <text:p>34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39" calcext:value-type="float">
            <text:p>23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152" calcext:value-type="float">
            <text:p>1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32" calcext:value-type="float">
            <text:p>13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97" calcext:value-type="float">
            <text:p>59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0" calcext:value-type="float">
            <text:p>49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196" calcext:value-type="float">
            <text:p>19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7" calcext:value-type="float">
            <text:p>10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52" calcext:value-type="float">
            <text:p>1,75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5" calcext:value-type="float">
            <text:p>645</text:p>
          </table:table-cell>
          <table:table-cell table:style-name="ce41" office:value-type="float" office:value="877" calcext:value-type="float">
            <text:p>87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5" calcext:value-type="float">
            <text:p>645</text:p>
          </table:table-cell>
          <table:table-cell table:style-name="ce41" office:value-type="float" office:value="877" calcext:value-type="float">
            <text:p>8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76" calcext:value-type="float">
            <text:p>7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9" calcext:value-type="float">
            <text:p>77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28" calcext:value-type="float">
            <text:p>2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7" calcext:value-type="float">
            <text:p>89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48" calcext:value-type="float">
            <text:p>4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242" calcext:value-type="float">
            <text:p>24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68" calcext:value-type="float">
            <text:p>268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33" calcext:value-type="float">
            <text:p>13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33" calcext:value-type="float">
            <text:p>13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44" calcext:value-type="float">
            <text:p>14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9" calcext:value-type="float">
            <text:p>4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09" calcext:value-type="float">
            <text:p>1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24" calcext:value-type="float">
            <text:p>124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266" calcext:value-type="float">
            <text:p>2,26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96" calcext:value-type="float">
            <text:p>2,29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30" calcext:value-type="float">
            <text:p><text:s text:c="7"/>－30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21" calcext:value-type="float">
            <text:p>1,02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68" calcext:value-type="float">
            <text:p>1,06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526" calcext:value-type="float">
            <text:p>5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7" calcext:value-type="float">
            <text:p><text:s text:c="7"/>－47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245" calcext:value-type="float">
            <text:p>1,2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8" calcext:value-type="float">
            <text:p>1,22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2" calcext:value-type="float">
            <text:p>392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7" calcext:value-type="float">
            <text:p>1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70" calcext:value-type="float">
            <text:p>2,370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1004" calcext:value-type="float">
            <text:p>1,00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66" calcext:value-type="float">
            <text:p>2,26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9" calcext:value-type="float">
            <text:p>1,039</text:p>
          </table:table-cell>
          <table:table-cell table:style-name="ce41" office:value-type="float" office:value="1004" calcext:value-type="float">
            <text:p>1,00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04" calcext:value-type="float">
            <text:p>10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22" calcext:value-type="float">
            <text:p>1,12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8" calcext:value-type="float">
            <text:p>1,07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44" calcext:value-type="float">
            <text:p>4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48" calcext:value-type="float">
            <text:p>1,248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9" calcext:value-type="float">
            <text:p>539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8" calcext:value-type="float">
            <text:p>1,18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519" calcext:value-type="float">
            <text:p>519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60" calcext:value-type="float">
            <text:p>6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972" calcext:value-type="float">
            <text:p>6,972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9" calcext:value-type="float">
            <text:p>3,219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48" calcext:value-type="float">
            <text:p>6,748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05" calcext:value-type="float">
            <text:p>3,105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224" calcext:value-type="float">
            <text:p>22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187" calcext:value-type="float">
            <text:p>3,187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0" calcext:value-type="float">
            <text:p>1,500</text:p>
          </table:table-cell>
          <table:table-cell table:style-name="ce42" office:value-type="float" office:value="1359" calcext:value-type="float">
            <text:p>1,35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20" calcext:value-type="float">
            <text:p>3,120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66" calcext:value-type="float">
            <text:p>1,466</text:p>
          </table:table-cell>
          <table:table-cell table:style-name="ce42" office:value-type="float" office:value="1359" calcext:value-type="float">
            <text:p>1,3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67" calcext:value-type="float">
            <text:p>6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785" calcext:value-type="float">
            <text:p>3,785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9" calcext:value-type="float">
            <text:p>1,719</text:p>
          </table:table-cell>
          <table:table-cell table:style-name="ce43" office:value-type="float" office:value="1637" calcext:value-type="float">
            <text:p>1,637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28" calcext:value-type="float">
            <text:p>3,628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39" calcext:value-type="float">
            <text:p>1,639</text:p>
          </table:table-cell>
          <table:table-cell table:style-name="ce43" office:value-type="float" office:value="1637" calcext:value-type="float">
            <text:p>1,637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157" calcext:value-type="float">
            <text:p>15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31" calcext:value-type="float">
            <text:p>1,43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83" calcext:value-type="float">
            <text:p>783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4" calcext:value-type="float">
            <text:p>1,55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6" calcext:value-type="float">
            <text:p>916</text:p>
          </table:table-cell>
          <table:table-cell table:style-name="ce41" office:value-type="float" office:value="505" calcext:value-type="float">
            <text:p>50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23" calcext:value-type="float">
            <text:p><text:s text:c="7"/>－12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38" calcext:value-type="float">
            <text:p>638</text:p>
          </table:table-cell>
          <table:table-cell table:number-columns-repeated="2"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224" calcext:value-type="float">
            <text:p>2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9" calcext:value-type="float">
            <text:p><text:s text:c="7"/>－7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93" calcext:value-type="float">
            <text:p>79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281" calcext:value-type="float">
            <text:p>28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7" calcext:value-type="float">
            <text:p>83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281" calcext:value-type="float">
            <text:p>28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4" calcext:value-type="float">
            <text:p><text:s text:c="7"/>－4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753" calcext:value-type="float">
            <text:p>3,753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83" calcext:value-type="float">
            <text:p>1,583</text:p>
          </table:table-cell>
          <table:table-cell table:style-name="ce41" office:value-type="float" office:value="1724" calcext:value-type="float">
            <text:p>1,724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17" calcext:value-type="float">
            <text:p>3,617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1724" calcext:value-type="float">
            <text:p>1,72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136" calcext:value-type="float">
            <text:p>13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84" calcext:value-type="float">
            <text:p>1,68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5" calcext:value-type="float">
            <text:p>715</text:p>
          </table:table-cell>
          <table:table-cell table:style-name="ce42" office:value-type="float" office:value="793" calcext:value-type="float">
            <text:p>79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06" calcext:value-type="float">
            <text:p>1,706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793" calcext:value-type="float">
            <text:p>79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2" calcext:value-type="float">
            <text:p><text:s text:c="7"/>－2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69" calcext:value-type="float">
            <text:p>2,069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931" calcext:value-type="float">
            <text:p>931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1" calcext:value-type="float">
            <text:p>1,91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4" calcext:value-type="float">
            <text:p>754</text:p>
          </table:table-cell>
          <table:table-cell table:style-name="ce43" office:value-type="float" office:value="931" calcext:value-type="float">
            <text:p>93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158" calcext:value-type="float">
            <text:p>158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6039" calcext:value-type="float">
            <text:p>16,039</text:p>
          </table:table-cell>
          <table:table-cell table:style-name="ce44" office:value-type="float" office:value="1997" calcext:value-type="float">
            <text:p>1,99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6348" calcext:value-type="float">
            <text:p>6,348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6877" calcext:value-type="float">
            <text:p>6,877</text:p>
          </table:table-cell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7692" calcext:value-type="float">
            <text:p>17,692</text:p>
          </table:table-cell>
          <table:table-cell table:style-name="ce44" office:value-type="float" office:value="1761" calcext:value-type="float">
            <text:p>1,76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8748" calcext:value-type="float">
            <text:p>8,748</text:p>
          </table:table-cell>
          <table:table-cell table:style-name="ce44" office:value-type="float" office:value="108" calcext:value-type="float">
            <text:p>10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6876" calcext:value-type="float">
            <text:p>6,876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7" calcext:value-type="float">
            <text:p>7</text:p>
          </table:table-cell>
          <table:table-cell table:style-name="ce65" office:value-type="float" office:value="-1653" calcext:value-type="float">
            <text:p><text:s text:c="7"/>－1,653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7185" calcext:value-type="float">
            <text:p>7,185</text:p>
          </table:table-cell>
          <table:table-cell table:style-name="ce45" office:value-type="float" office:value="869" calcext:value-type="float">
            <text:p>869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2881" calcext:value-type="float">
            <text:p>2,881</text:p>
          </table:table-cell>
          <table:table-cell table:style-name="ce45" office:value-type="float" office:value="21" calcext:value-type="float">
            <text:p>2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137" calcext:value-type="float">
            <text:p>3,137</text:p>
          </table:table-cell>
          <table:table-cell table:style-name="ce45" office:value-type="float" office:value="186" calcext:value-type="float">
            <text:p>18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8095" calcext:value-type="float">
            <text:p>8,095</text:p>
          </table:table-cell>
          <table:table-cell table:style-name="ce45" office:value-type="float" office:value="734" calcext:value-type="float">
            <text:p>73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4075" calcext:value-type="float">
            <text:p>4,075</text:p>
          </table:table-cell>
          <table:table-cell table:style-name="ce45" office:value-type="float" office:value="47" calcext:value-type="float">
            <text:p>4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136" calcext:value-type="float">
            <text:p>3,13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66" office:value-type="float" office:value="-910" calcext:value-type="float">
            <text:p><text:s text:c="7"/>－910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8854" calcext:value-type="float">
            <text:p>8,854</text:p>
          </table:table-cell>
          <table:table-cell table:style-name="ce46" office:value-type="float" office:value="1128" calcext:value-type="float">
            <text:p>1,128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3467" calcext:value-type="float">
            <text:p>3,467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740" calcext:value-type="float">
            <text:p>3,740</text:p>
          </table:table-cell>
          <table:table-cell table:style-name="ce46" office:value-type="float" office:value="415" calcext:value-type="float">
            <text:p>41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597" calcext:value-type="float">
            <text:p>9,597</text:p>
          </table:table-cell>
          <table:table-cell table:style-name="ce46" office:value-type="float" office:value="1027" calcext:value-type="float">
            <text:p>1,02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4673" calcext:value-type="float">
            <text:p>4,673</text:p>
          </table:table-cell>
          <table:table-cell table:style-name="ce46" office:value-type="float" office:value="61" calcext:value-type="float">
            <text:p>6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740" calcext:value-type="float">
            <text:p>3,74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" calcext:value-type="float">
            <text:p>3</text:p>
          </table:table-cell>
          <table:table-cell table:style-name="ce67" office:value-type="float" office:value="-743" calcext:value-type="float">
            <text:p><text:s text:c="7"/>－743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8170" calcext:value-type="float">
            <text:p>8,170</text:p>
          </table:table-cell>
          <table:table-cell table:style-name="ce44" office:value-type="float" office:value="341" calcext:value-type="float">
            <text:p>341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56" calcext:value-type="float">
            <text:p>3,556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920" calcext:value-type="float">
            <text:p>3,920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961" calcext:value-type="float">
            <text:p>7,961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56" calcext:value-type="float">
            <text:p>3,456</text:p>
          </table:table-cell>
          <table:table-cell table:style-name="ce44" office:value-type="float" office:value="71" calcext:value-type="float">
            <text:p>7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920" calcext:value-type="float">
            <text:p>3,92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65" office:value-type="float" office:value="209" calcext:value-type="float">
            <text:p>209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751" calcext:value-type="float">
            <text:p>3,751</text:p>
          </table:table-cell>
          <table:table-cell table:style-name="ce45" office:value-type="float" office:value="166" calcext:value-type="float">
            <text:p>166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641" calcext:value-type="float">
            <text:p>1,641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810" calcext:value-type="float">
            <text:p>1,81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781" calcext:value-type="float">
            <text:p>3,781</text:p>
          </table:table-cell>
          <table:table-cell table:style-name="ce45" office:value-type="float" office:value="152" calcext:value-type="float">
            <text:p>152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691" calcext:value-type="float">
            <text:p>1,691</text:p>
          </table:table-cell>
          <table:table-cell table:style-name="ce45" office:value-type="float" office:value="34" calcext:value-type="float">
            <text:p>3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810" calcext:value-type="float">
            <text:p>1,81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30" calcext:value-type="float">
            <text:p><text:s text:c="7"/>－30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419" calcext:value-type="float">
            <text:p>4,419</text:p>
          </table:table-cell>
          <table:table-cell table:style-name="ce46" office:value-type="float" office:value="175" calcext:value-type="float">
            <text:p>175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915" calcext:value-type="float">
            <text:p>1,91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110" calcext:value-type="float">
            <text:p>2,110</text:p>
          </table:table-cell>
          <table:table-cell table:style-name="ce46" office:value-type="float" office:value="131" calcext:value-type="float">
            <text:p>13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4180" calcext:value-type="float">
            <text:p>4,180</text:p>
          </table:table-cell>
          <table:table-cell table:style-name="ce46" office:value-type="float" office:value="167" calcext:value-type="float">
            <text:p>167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765" calcext:value-type="float">
            <text:p>1,765</text:p>
          </table:table-cell>
          <table:table-cell table:style-name="ce46" office:value-type="float" office:value="37" calcext:value-type="float">
            <text:p>3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110" calcext:value-type="float">
            <text:p>2,11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239" calcext:value-type="float">
            <text:p>239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553" calcext:value-type="float">
            <text:p>1,55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101" calcext:value-type="float">
            <text:p>1,10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39" calcext:value-type="float">
            <text:p>23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76" calcext:value-type="float">
            <text:p>47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88" calcext:value-type="float">
            <text:p>18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39" calcext:value-type="float">
            <text:p>2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1077" calcext:value-type="float">
            <text:p>1,077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752" calcext:value-type="float">
            <text:p>75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517" calcext:value-type="float">
            <text:p>51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36" calcext:value-type="float">
            <text:p>136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84" calcext:value-type="float">
            <text:p>28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13" calcext:value-type="float">
            <text:p>113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36" calcext:value-type="float">
            <text:p>13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468" calcext:value-type="float">
            <text:p>468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801" calcext:value-type="float">
            <text:p>80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584" calcext:value-type="float">
            <text:p>58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3" calcext:value-type="float">
            <text:p>103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" calcext:value-type="float">
            <text:p>75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3" calcext:value-type="float">
            <text:p>10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609" calcext:value-type="float">
            <text:p>60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20" calcext:value-type="float">
            <text:p>1,42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001" calcext:value-type="float">
            <text:p>1,00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40" calcext:value-type="float">
            <text:p>14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6" calcext:value-type="float">
            <text:p>22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019" calcext:value-type="float">
            <text:p>1,01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44" calcext:value-type="float">
            <text:p>44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7" calcext:value-type="float">
            <text:p>12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26" calcext:value-type="float">
            <text:p>42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60" calcext:value-type="float">
            <text:p>76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57" calcext:value-type="float">
            <text:p>5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7" calcext:value-type="float">
            <text:p>5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593" calcext:value-type="float">
            <text:p>59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58" calcext:value-type="float">
            <text:p>5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3" calcext:value-type="float">
            <text:p>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2" calcext:value-type="float">
            <text:p>4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6" calcext:value-type="float">
            <text:p>16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8年8月6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6T14:21:23</meta:creation-date>
    <dc:creator>user</dc:creator>
    <dc:date>2009-08-06T14:21:58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